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6.322cm" fo:min-width="3.5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6.322cm" fo:min-width="1.7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1.522cm" fo:min-width="11.0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1.122cm" fo:min-width="12.172cm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25cm" fo:min-width="5.8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11.122cm" fo:min-width="2.372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svg:stroke-color="#007fff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2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="Circle" draw:marker-end-width="0.279cm" draw:fill="none" draw:fill-color="#000000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000000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1cm" svg:height="6.6cm" svg:x="14.6cm" svg:y="9cm"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6.6cm" svg:x="9.8cm" svg:y="9cm">
          <text:p text:style-name="P1">Polític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6.6cm" svg:x="7.1cm" svg:y="9cm">
          <text:p text:style-name="P1">Parser</text:p>
          <text:p text:style-name="P1">PNM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6cm" svg:height="1.8cm" svg:x="7.1cm" svg:y="16.8cm">
          <text:p text:style-name="P1">Red de Petr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cm" svg:height="11.4cm" svg:x="6.5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cm" svg:height="0.5cm" svg:x="6.9cm" svg:y="19.1cm">
          <text:p text:style-name="P4"><text:span text:style-name="T1">java petri concurrency mon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11.4cm" svg:x="1.5cm" svg:y="8.5cm">
          <text:p text:style-name="P1">Archivo</text:p>
          <text:p text:style-name="P1">PNML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4cm" svg:y1="12.6cm" svg:x2="7.1cm" svg:y2="12.6cm">
          <text:p text:style-name="P7"><text:span text:style-name="T2"/></text:p>
        </draw:line>
        <draw:frame draw:style-name="gr8" draw:text-style-name="P8" draw:layer="layout" svg:width="2.466cm" svg:height="1.503cm" svg:x="4.234cm" svg:y="11.797cm">
          <draw:text-box>
            <text:p text:style-name="P7"><text:span text:style-name="T2">Descripción de la Red de Petri</text:span></text:p>
          </draw:text-box>
        </draw:frame>
        <draw:line draw:style-name="gr7" draw:text-style-name="P6" draw:layer="layout" svg:x1="8.3cm" svg:y1="15.6cm" svg:x2="8.3cm" svg:y2="16.8cm">
          <text:p/>
        </draw:line>
        <draw:frame draw:style-name="gr9" draw:text-style-name="P9" draw:layer="layout" svg:width="1.632cm" svg:height="0.564cm" svg:x="6.8cm" svg:y="15.836cm">
          <draw:text-box>
            <text:p><text:span text:style-name="T2">Creación</text:span></text:p>
          </draw:text-box>
        </draw:frame>
        <draw:line draw:style-name="gr7" draw:text-style-name="P6" draw:layer="layout" svg:x1="15.6cm" svg:y1="15.587cm" svg:x2="15.6cm" svg:y2="16.787cm">
          <text:p/>
        </draw:line>
        <draw:line draw:style-name="gr7" draw:text-style-name="P6" draw:layer="layout" svg:x1="17.7cm" svg:y1="16.774cm" svg:x2="17.7cm" svg:y2="15.574cm">
          <text:p/>
        </draw:line>
        <draw:frame draw:style-name="gr9" draw:text-style-name="P8" draw:layer="layout" svg:width="1.797cm" svg:height="0.877cm" svg:x="13.803cm" svg:y="15.723cm">
          <draw:text-box>
            <text:p text:style-name="P7">Disparar</text:p>
            <text:p text:style-name="P7">Transición</text:p>
          </draw:text-box>
        </draw:frame>
        <draw:frame draw:style-name="gr9" draw:text-style-name="P9" draw:layer="layout" svg:width="1.505cm" svg:height="0.877cm" svg:x="17.595cm" svg:y="15.9cm">
          <draw:text-box>
            <text:p text:style-name="P10">Retorno</text:p>
            <text:p text:style-name="P10">del flujo</text:p>
          </draw:text-box>
        </draw:frame>
        <draw:line draw:style-name="gr7" draw:text-style-name="P6" draw:layer="layout" svg:x1="12.1cm" svg:y1="12.6cm" svg:x2="14.587cm" svg:y2="12.6cm">
          <text:p/>
        </draw:line>
        <draw:frame draw:style-name="gr9" draw:text-style-name="P8" draw:layer="layout" svg:width="1.797cm" svg:height="0.877cm" svg:x="12.4cm" svg:y="11.8cm">
          <draw:text-box>
            <text:p text:style-name="P7">Próxima</text:p>
            <text:p text:style-name="P7">Transición</text:p>
          </draw:text-box>
        </draw:frame>
        <draw:line draw:style-name="gr10" draw:text-style-name="P11" draw:layer="layout" svg:x1="16.6cm" svg:y1="9cm" svg:x2="16.6cm" svg:y2="7.4cm">
          <text:p/>
        </draw:line>
        <draw:line draw:style-name="gr10" draw:text-style-name="P11" draw:layer="layout" svg:x1="10.9cm" svg:y1="9.014cm" svg:x2="10.9cm" svg:y2="7.414cm">
          <text:p/>
        </draw:line>
        <draw:frame draw:style-name="gr9" draw:text-style-name="P9" draw:layer="layout" svg:width="2.936cm" svg:height="0.564cm" svg:x="15.164cm" svg:y="6.836cm">
          <draw:text-box>
            <text:p text:style-name="P10">Disparar Transición</text:p>
          </draw:text-box>
        </draw:frame>
        <draw:frame draw:style-name="gr9" draw:text-style-name="P9" draw:layer="layout" svg:width="3.118cm" svg:height="0.564cm" svg:x="9.4cm" svg:y="6.8cm">
          <draw:text-box>
            <text:p text:style-name="P10">Crear Nueva Polític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3:44:24.447984399</meta:creation-date>
    <dc:date>2017-06-08T00:00:02.341739892</dc:date>
    <meta:editing-duration>PT4M48S</meta:editing-duration>
    <meta:editing-cycles>1</meta:editing-cycles>
    <meta:document-statistic meta:object-count="21"/>
    <meta:generator>LibreOffice/5.3.3.2$Linux_X86_64 LibreOffice_project/30m0$Build-2</meta:generator>
  </office:meta>
</office:document-meta>
</file>